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f81" officeooo:paragraph-rsid="00171f81"/>
    </style:style>
    <style:style style:name="P2" style:family="paragraph" style:parent-style-name="Standard">
      <style:paragraph-properties fo:text-align="center" style:justify-single-word="false"/>
      <style:text-properties officeooo:rsid="00171f81" officeooo:paragraph-rsid="001a4767"/>
    </style:style>
    <style:style style:name="P3" style:family="paragraph" style:parent-style-name="Standard">
      <style:paragraph-properties fo:text-align="start" style:justify-single-word="false"/>
      <style:text-properties officeooo:paragraph-rsid="001922f7"/>
    </style:style>
    <style:style style:name="P4" style:family="paragraph" style:parent-style-name="Standard">
      <style:paragraph-properties fo:text-align="start" style:justify-single-word="false"/>
      <style:text-properties fo:font-size="10pt" officeooo:rsid="00171f81" officeooo:paragraph-rsid="00171f81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171f81" officeooo:paragraph-rsid="001a4767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a4767" officeooo:paragraph-rsid="001a4767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a4767" officeooo:paragraph-rsid="001c3c7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officeooo:rsid="00171f81" officeooo:paragraph-rsid="00171f8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officeooo:rsid="001a4767" officeooo:paragraph-rsid="001c3c7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9pt" officeooo:rsid="00171f81" officeooo:paragraph-rsid="00171f81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rsid="00171f81" officeooo:paragraph-rsid="001a476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171f81" officeooo:paragraph-rsid="001c3c7b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officeooo:rsid="001a4767" officeooo:paragraph-rsid="001a4767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officeooo:paragraph-rsid="001a4767"/>
    </style:style>
    <style:style style:name="P15" style:family="paragraph" style:parent-style-name="Standard">
      <style:paragraph-properties fo:text-align="center" style:justify-single-word="false"/>
      <style:text-properties officeooo:paragraph-rsid="001c3c7b"/>
    </style:style>
    <style:style style:name="P16" style:family="paragraph" style:parent-style-name="Standard">
      <style:paragraph-properties fo:text-align="center" style:justify-single-word="false"/>
      <style:text-properties fo:color="#333333" officeooo:rsid="00171f81" officeooo:paragraph-rsid="00171f81"/>
    </style:style>
    <style:style style:name="T1" style:family="text">
      <style:text-properties officeooo:rsid="001922f7"/>
    </style:style>
    <style:style style:name="T2" style:family="text">
      <style:text-properties officeooo:rsid="001a4767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italic" officeooo:rsid="001a4767" style:font-size-asian="12pt" style:font-style-asian="italic" style:font-size-complex="12pt" style:font-style-complex="italic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1pt" fo:font-style="italic" officeooo:rsid="001a4767" style:font-size-asian="11pt" style:font-style-asian="italic" style:font-size-complex="11pt" style:font-style-complex="italic"/>
    </style:style>
    <style:style style:name="T7" style:family="text">
      <style:text-properties fo:font-size="11pt" fo:font-style="italic" fo:font-weight="bold" officeooo:rsid="001a4767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font-size="11pt" fo:font-style="italic" fo:font-weight="bold" officeooo:rsid="001c3c7b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a821b" style:font-style-asian="italic" style:font-style-complex="italic"/>
    </style:style>
    <style:style style:name="T11" style:family="text">
      <style:text-properties fo:font-style="italic" officeooo:rsid="001c3c7b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c3c7b" style:font-style-asian="italic" style:font-weight-asian="bold" style:font-style-complex="italic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1a4767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1a821b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1c3c7b" style:font-size-asian="10pt" style:font-style-asian="italic" style:font-size-complex="10pt" style:font-style-complex="italic"/>
    </style:style>
    <style:style style:name="T18" style:family="text">
      <style:text-properties officeooo:rsid="001c3c7b"/>
    </style:style>
    <style:style style:name="T19" style:family="text">
      <style:text-properties fo:font-style="normal" officeooo:rsid="001c3c7b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terated Greedy Metho<text:span text:style-name="T18">d</text:span></text:p>
      <text:p text:style-name="P16"><text:span text:style-name="T18">I</text:span>nitial analysis</text:p>
      <text:p text:style-name="P1"/>
      <text:p text:style-name="P3"><text:span text:style-name="T1">Each instance is separated by an enter and at each iteration (up to 10) one random solution S is generated and then the IG is applied to it. </text:span><text:span text:style-name="T18">The results for each iteration </text:span><text:span text:style-name="T19">are shown in its line.</text:span><text:span text:style-name="T1"><text:line-break/></text:span></text:p>
      <text:p text:style-name="P13">First five instances of 50 Jobs</text:p>
      <text:p text:style-name="P2"/>
      <text:p text:style-name="P10">0: From <text:s text:c="6"/>797119 <text:s text:c="2"/>to <text:s text:c="7"/>703640 <text:s text:c="4"/>tries: <text:s text:c="2"/>1 in <text:s text:c="5"/>0ms. <text:s text:c="2"/>Got <text:s/>11 (%) better.</text:p>
      <text:p text:style-name="P10">1: From <text:s text:c="6"/>666059 <text:s text:c="2"/>to <text:s text:c="7"/>593694 <text:s text:c="4"/>tries: <text:s text:c="2"/>1 in <text:s text:c="5"/>0ms. <text:s text:c="2"/>Got <text:s/>10 (%) better.</text:p>
      <text:p text:style-name="P10">2: From <text:s text:c="6"/>701931 <text:s text:c="2"/>to <text:s text:c="7"/>629168 <text:s text:c="4"/>tries: <text:s text:c="2"/>0 in <text:s text:c="5"/>0ms. <text:s text:c="2"/>Got <text:s/>10 (%) better.</text:p>
      <text:p text:style-name="P10">3: From <text:s text:c="6"/>812993 <text:s text:c="2"/>to <text:s text:c="7"/>734788 <text:s text:c="4"/>tries: <text:s text:c="2"/>0 in <text:s text:c="5"/>0ms. <text:s text:c="2"/>Got <text:s text:c="2"/>9 (%) better.</text:p>
      <text:p text:style-name="P10">4: From <text:s text:c="6"/>750216 <text:s text:c="2"/>to <text:s text:c="7"/>672336 <text:s text:c="4"/>tries: <text:s text:c="2"/>0 in <text:s text:c="5"/>0ms. <text:s text:c="2"/>Got <text:s/>10 (%) better.</text:p>
      <text:p text:style-name="P10">5: From <text:s text:c="6"/>672517 <text:s text:c="2"/>to <text:s text:c="7"/>599215 <text:s text:c="4"/>tries: <text:s text:c="2"/>3 in <text:s text:c="5"/>1ms. <text:s text:c="2"/>Got <text:s/>10 (%) better.</text:p>
      <text:p text:style-name="P10">6: From <text:s text:c="6"/>737855 <text:s text:c="2"/>to <text:s text:c="7"/>693785 <text:s text:c="4"/>tries: <text:s text:c="2"/>0 in <text:s text:c="5"/>0ms. <text:s text:c="2"/>Got <text:s text:c="2"/>5 (%) better.</text:p>
      <text:p text:style-name="P10">7: From <text:s text:c="6"/>724139 <text:s text:c="2"/>to <text:s text:c="7"/>652973 <text:s text:c="4"/>tries: <text:s text:c="2"/>0 in <text:s text:c="5"/>0ms. <text:s text:c="2"/>Got <text:s text:c="2"/>9 (%) better.</text:p>
      <text:p text:style-name="P10">8: From <text:s text:c="6"/>738690 <text:s text:c="2"/>to <text:s text:c="7"/>650673 <text:s text:c="4"/>tries: <text:s text:c="2"/>0 in <text:s text:c="5"/>0ms. <text:s text:c="2"/>Got <text:s/>11 (%) better.</text:p>
      <text:p text:style-name="P10">9: From <text:s text:c="6"/>662696 <text:s text:c="2"/>to <text:s text:c="7"/>572967 <text:s text:c="4"/>tries: <text:s text:c="2"/>0 in <text:s text:c="5"/>0ms. <text:s text:c="2"/>Got <text:s/>13 (%) better.</text:p>
      <text:p text:style-name="P10"/>
      <text:p text:style-name="P10">0: From <text:s text:c="6"/>712434 <text:s text:c="2"/>to <text:s text:c="7"/>593374 <text:s text:c="4"/>tries: <text:s text:c="2"/>0 in <text:s text:c="5"/>0ms. <text:s text:c="2"/>Got <text:s/>16 (%) better.</text:p>
      <text:p text:style-name="P10">1: From <text:s text:c="6"/>584910 <text:s text:c="2"/>to <text:s text:c="7"/>545887 <text:s text:c="4"/>tries: <text:s text:c="2"/>0 in <text:s text:c="5"/>0ms. <text:s text:c="2"/>Got <text:s text:c="2"/>6 (%) better.</text:p>
      <text:p text:style-name="P10">2: From <text:s text:c="6"/>618170 <text:s text:c="2"/>to <text:s text:c="7"/>540489 <text:s text:c="4"/>tries: <text:s text:c="2"/>0 in <text:s text:c="5"/>0ms. <text:s text:c="2"/>Got <text:s/>12 (%) better.</text:p>
      <text:p text:style-name="P10">3: From <text:s text:c="6"/>723157 <text:s text:c="2"/>to <text:s text:c="7"/>613549 <text:s text:c="4"/>tries: <text:s text:c="2"/>1 in <text:s text:c="5"/>0ms. <text:s text:c="2"/>Got <text:s/>15 (%) better.</text:p>
      <text:p text:style-name="P10">4: From <text:s text:c="6"/>636357 <text:s text:c="2"/>to <text:s text:c="7"/>583456 <text:s text:c="4"/>tries: <text:s text:c="2"/>0 in <text:s text:c="5"/>0ms. <text:s text:c="2"/>Got <text:s text:c="2"/>8 (%) better.</text:p>
      <text:p text:style-name="P10">5: From <text:s text:c="6"/>730052 <text:s text:c="2"/>to <text:s text:c="7"/>612573 <text:s text:c="4"/>tries: <text:s text:c="2"/>0 in <text:s text:c="5"/>0ms. <text:s text:c="2"/>Got <text:s/>16 (%) better.</text:p>
      <text:p text:style-name="P10">6: From <text:s text:c="6"/>695347 <text:s text:c="2"/>to <text:s text:c="7"/>618177 <text:s text:c="4"/>tries: <text:s text:c="2"/>2 in <text:s text:c="5"/>0ms. <text:s text:c="2"/>Got <text:s/>11 (%) better.</text:p>
      <text:p text:style-name="P10">7: From <text:s text:c="6"/>726618 <text:s text:c="2"/>to <text:s text:c="7"/>639326 <text:s text:c="4"/>tries: <text:s text:c="2"/>0 in <text:s text:c="5"/>0ms. <text:s text:c="2"/>Got <text:s/>12 (%) better.</text:p>
      <text:p text:style-name="P10">8: From <text:s text:c="6"/>696368 <text:s text:c="2"/>to <text:s text:c="7"/>585845 <text:s text:c="4"/>tries: <text:s text:c="2"/>1 in <text:s text:c="5"/>0ms. <text:s text:c="2"/>Got <text:s/>15 (%) better.</text:p>
      <text:p text:style-name="P10">9: From <text:s text:c="6"/>670176 <text:s text:c="2"/>to <text:s text:c="7"/>610488 <text:s text:c="4"/>tries: <text:s text:c="2"/>0 in <text:s text:c="5"/>0ms. <text:s text:c="2"/>Got <text:s text:c="2"/>8 (%) better.</text:p>
      <text:p text:style-name="P10"/>
      <text:p text:style-name="P10">0: From <text:s text:c="6"/>936719 <text:s text:c="2"/>to <text:s text:c="7"/>656914 <text:s text:c="4"/>tries: <text:s text:c="2"/>1 in <text:s text:c="5"/>0ms. <text:s text:c="2"/>Got <text:s/>29 (%) better.</text:p>
      <text:p text:style-name="P10">1: From <text:s/>1.02906e+06 <text:s text:c="2"/>to <text:s text:c="3"/>741254 <text:s text:c="4"/>tries: <text:s/>14 in <text:s text:c="5"/>2ms. <text:s text:c="2"/>Got <text:s/>27 (%) better.</text:p>
      <text:p text:style-name="P10">2: From <text:s text:c="6"/>819204 <text:s text:c="2"/>to <text:s text:c="7"/>724402 <text:s text:c="4"/>tries: <text:s text:c="2"/>0 in <text:s text:c="5"/>0ms. <text:s text:c="2"/>Got <text:s/>11 (%) better.</text:p>
      <text:p text:style-name="P10">3: From <text:s text:c="6"/>899315 <text:s text:c="2"/>to <text:s text:c="7"/>809235 <text:s text:c="4"/>tries: <text:s text:c="2"/>0 in <text:s text:c="5"/>0ms. <text:s text:c="2"/>Got <text:s/>10 (%) better.</text:p>
      <text:p text:style-name="P10">4: From <text:s text:c="6"/>972586 <text:s text:c="2"/>to <text:s text:c="7"/>859689 <text:s text:c="4"/>tries: <text:s text:c="2"/>4 in <text:s text:c="5"/>0ms. <text:s text:c="2"/>Got <text:s/>11 (%) better.</text:p>
      <text:p text:style-name="P10">5: From <text:s text:c="6"/>867280 <text:s text:c="2"/>to <text:s text:c="7"/>640355 <text:s text:c="4"/>tries: <text:s text:c="2"/>0 in <text:s text:c="5"/>0ms. <text:s text:c="2"/>Got <text:s/>26 (%) better.</text:p>
      <text:p text:style-name="P10">6: From <text:s text:c="6"/>898330 <text:s text:c="2"/>to <text:s text:c="7"/>832142 <text:s text:c="4"/>tries: <text:s text:c="2"/>0 in <text:s text:c="5"/>0ms. <text:s text:c="2"/>Got <text:s text:c="2"/>7 (%) better.</text:p>
      <text:p text:style-name="P10">7: From <text:s text:c="6"/>710486 <text:s text:c="2"/>to <text:s text:c="7"/>557284 <text:s text:c="4"/>tries: <text:s text:c="2"/>0 in <text:s text:c="5"/>0ms. <text:s text:c="2"/>Got <text:s/>21 (%) better.</text:p>
      <text:p text:style-name="P10">8: From <text:s text:c="6"/>883430 <text:s text:c="2"/>to <text:s text:c="7"/>809294 <text:s text:c="4"/>tries: <text:s text:c="2"/>4 in <text:s text:c="5"/>0ms. <text:s text:c="2"/>Got <text:s text:c="2"/>8 (%) better.</text:p>
      <text:p text:style-name="P10">9: From <text:s text:c="6"/>938309 <text:s text:c="2"/>to <text:s text:c="7"/>702320 <text:s text:c="4"/>tries: <text:s text:c="2"/>0 in <text:s text:c="5"/>0ms. <text:s text:c="2"/>Got <text:s/>25 (%) better.</text:p>
      <text:p text:style-name="P10"/>
      <text:p text:style-name="P10">0: From <text:s text:c="6"/>595699 <text:s text:c="2"/>to <text:s text:c="7"/>540697 <text:s text:c="4"/>tries: <text:s text:c="2"/>0 in <text:s text:c="5"/>0ms. <text:s text:c="2"/>Got <text:s text:c="2"/>9 (%) better.</text:p>
      <text:p text:style-name="P10">1: From <text:s text:c="6"/>677015 <text:s text:c="2"/>to <text:s text:c="7"/>547177 <text:s text:c="4"/>tries: <text:s text:c="2"/>2 in <text:s text:c="5"/>0ms. <text:s text:c="2"/>Got <text:s/>19 (%) better.</text:p>
      <text:p text:style-name="P10">2: From <text:s text:c="6"/>704898 <text:s text:c="2"/>to <text:s text:c="7"/>674565 <text:s text:c="4"/>tries: <text:s text:c="2"/>0 in <text:s text:c="5"/>0ms. <text:s text:c="2"/>Got <text:s text:c="2"/>4 (%) better.</text:p>
      <text:p text:style-name="P10">3: From <text:s text:c="6"/>655577 <text:s text:c="2"/>to <text:s text:c="7"/>602343 <text:s text:c="4"/>tries: <text:s text:c="2"/>0 in <text:s text:c="5"/>0ms. <text:s text:c="2"/>Got <text:s text:c="2"/>8 (%) better.</text:p>
      <text:p text:style-name="P10">4: From <text:s text:c="6"/>659001 <text:s text:c="2"/>to <text:s text:c="7"/>601360 <text:s text:c="4"/>tries: <text:s text:c="2"/>0 in <text:s text:c="5"/>0ms. <text:s text:c="2"/>Got <text:s text:c="2"/>8 (%) better.</text:p>
      <text:p text:style-name="P10">5: From <text:s text:c="6"/>691230 <text:s text:c="2"/>to <text:s text:c="7"/>549313 <text:s text:c="4"/>tries: <text:s text:c="2"/>0 in <text:s text:c="5"/>0ms. <text:s text:c="2"/>Got <text:s/>20 (%) better.</text:p>
      <text:p text:style-name="P10">6: From <text:s text:c="6"/>591111 <text:s text:c="2"/>to <text:s text:c="7"/>535750 <text:s text:c="4"/>tries: <text:s text:c="2"/>1 in <text:s text:c="5"/>0ms. <text:s text:c="2"/>Got <text:s text:c="2"/>9 (%) better.</text:p>
      <text:p text:style-name="P10">7: From <text:s text:c="6"/>672803 <text:s text:c="2"/>to <text:s text:c="7"/>621614 <text:s text:c="4"/>tries: <text:s text:c="2"/>1 in <text:s text:c="5"/>0ms. <text:s text:c="2"/>Got <text:s text:c="2"/>7 (%) better.</text:p>
      <text:p text:style-name="P10">8: From <text:s text:c="6"/>656261 <text:s text:c="2"/>to <text:s text:c="7"/>607279 <text:s text:c="4"/>tries: <text:s text:c="2"/>1 in <text:s text:c="5"/>0ms. <text:s text:c="2"/>Got <text:s text:c="2"/>7 (%) better.</text:p>
      <text:p text:style-name="P10">9: From <text:s text:c="6"/>677275 <text:s text:c="2"/>to <text:s text:c="7"/>587871 <text:s text:c="4"/>tries: <text:s/>12 in <text:s text:c="5"/>1ms. <text:s text:c="2"/>Got <text:s/>13 (%) better.</text:p>
      <text:p text:style-name="P10"/>
      <text:p text:style-name="P10">0: From <text:s text:c="6"/>713765 <text:s text:c="2"/>to <text:s text:c="7"/>626999 <text:s text:c="4"/>tries: <text:s text:c="2"/>0 in <text:s text:c="5"/>0ms. <text:s text:c="2"/>Got <text:s/>12 (%) better.</text:p>
      <text:p text:style-name="P10">1: From <text:s text:c="6"/>696086 <text:s text:c="2"/>to <text:s text:c="7"/>629989 <text:s text:c="4"/>tries: <text:s text:c="2"/>1 in <text:s text:c="5"/>0ms. <text:s text:c="2"/>Got <text:s text:c="2"/>9 (%) better.</text:p>
      <text:p text:style-name="P10">2: From <text:s text:c="6"/>646768 <text:s text:c="2"/>to <text:s text:c="7"/>601987 <text:s text:c="4"/>tries: <text:s text:c="2"/>1 in <text:s text:c="5"/>0ms. <text:s text:c="2"/>Got <text:s text:c="2"/>6 (%) better.</text:p>
      <text:p text:style-name="P10">3: From <text:s text:c="6"/>677446 <text:s text:c="2"/>to <text:s text:c="7"/>577585 <text:s text:c="4"/>tries: <text:s text:c="2"/>1 in <text:s text:c="5"/>0ms. <text:s text:c="2"/>Got <text:s/>14 (%) better.</text:p>
      <text:p text:style-name="P10">4: From <text:s text:c="6"/>707966 <text:s text:c="2"/>to <text:s text:c="7"/>579286 <text:s text:c="4"/>tries: <text:s text:c="2"/>0 in <text:s text:c="5"/>0ms. <text:s text:c="2"/>Got <text:s/>18 (%) better.</text:p>
      <text:p text:style-name="P10">5: From <text:s text:c="6"/>712000 <text:s text:c="2"/>to <text:s text:c="7"/>578011 <text:s text:c="4"/>tries: <text:s text:c="2"/>0 in <text:s text:c="5"/>0ms. <text:s text:c="2"/>Got <text:s/>18 (%) better.</text:p>
      <text:p text:style-name="P10">6: From <text:s text:c="6"/>724921 <text:s text:c="2"/>to <text:s text:c="7"/>628748 <text:s text:c="4"/>tries: <text:s text:c="2"/>0 in <text:s text:c="5"/>0ms. <text:s text:c="2"/>Got <text:s/>13 (%) better.</text:p>
      <text:p text:style-name="P10">7: From <text:s text:c="6"/>668220 <text:s text:c="2"/>to <text:s text:c="7"/>625805 <text:s text:c="4"/>tries: <text:s text:c="2"/>1 in <text:s text:c="5"/>0ms. <text:s text:c="2"/>Got <text:s text:c="2"/>6 (%) better.</text:p>
      <text:p text:style-name="P10">8: From <text:s text:c="6"/>758671 <text:s text:c="2"/>to <text:s text:c="7"/>638204 <text:s text:c="4"/>tries: <text:s text:c="2"/>0 in <text:s text:c="5"/>0ms. <text:s text:c="2"/>Got <text:s/>15 (%) better.</text:p>
      <text:p text:style-name="P12">9: From <text:s text:c="6"/>649027 <text:s text:c="2"/>to <text:s text:c="7"/>597595 <text:s text:c="4"/>tries: <text:s text:c="2"/>0 in <text:s text:c="5"/>0ms. <text:s text:c="2"/>Got <text:s text:c="2"/>7 (%) better.</text:p>
      <text:p text:style-name="P12"><text:span text:style-name="T4"/></text:p>
      <text:p text:style-name="P12"><text:span text:style-name="T7">Conclusion</text:span><text:span text:style-name="T8">s</text:span><text:span text:style-name="T6">:</text:span><text:span text:style-name="T15"> </text:span><text:span text:style-name="T16">IG m</text:span><text:span text:style-name="T15">ade </text:span><text:span text:style-name="T17">a </text:span><text:span text:style-name="T15">few </text:span><text:span text:style-name="T17">amount of </text:span><text:span text:style-name="T15">tries </text:span><text:span text:style-name="T17">(with two outliers of 14 and 12 tries)</text:span><text:span text:style-name="T15">, </text:span><text:span text:style-name="T16">executing fast</text:span><text:span text:style-name="T15"> and obtain</text:span><text:span text:style-name="T16">ing</text:span><text:span text:style-name="T15"> good improvements considering only one </text:span><text:span text:style-name="T16">iteration (max. 29%, min 4%)</text:span><text:span text:style-name="T15">.</text:span></text:p>
      <text:p text:style-name="P10"/>
      <text:p text:style-name="P14"><text:soft-page-break/><text:span text:style-name="T4">First five instances of 100 Jobs</text:span></text:p>
      <text:p text:style-name="P5"/>
      <text:p text:style-name="P5"/>
      <text:p text:style-name="P10">0: From <text:s/>2.67428e+06 <text:s text:c="2"/>to <text:s text:c="2"/>2.23899e+06 <text:s text:c="4"/>tries: <text:s text:c="2"/>0 in <text:s text:c="5"/>2ms. <text:s text:c="2"/>Got <text:s/>16 (%) better.</text:p>
      <text:p text:style-name="P10">1: From <text:s/>2.79541e+06 <text:s text:c="2"/>to <text:s text:c="2"/>2.52353e+06 <text:s text:c="4"/>tries: <text:s text:c="2"/>0 in <text:s text:c="5"/>1ms. <text:s text:c="2"/>Got <text:s text:c="2"/>9 (%) better.</text:p>
      <text:p text:style-name="P10">2: From <text:s/>2.61689e+06 <text:s text:c="2"/>to <text:s text:c="2"/>2.40906e+06 <text:s text:c="4"/>tries: <text:s text:c="2"/>4 in <text:s text:c="5"/>6ms. <text:s text:c="2"/>Got <text:s text:c="2"/>7 (%) better.</text:p>
      <text:p text:style-name="P10">3: From <text:s/>2.57558e+06 <text:s text:c="2"/>to <text:s text:c="2"/>2.31813e+06 <text:s text:c="4"/>tries: <text:s text:c="2"/>0 in <text:s text:c="5"/>1ms. <text:s text:c="2"/>Got <text:s text:c="2"/>9 (%) better.</text:p>
      <text:p text:style-name="P10">4: From <text:s/>2.63804e+06 <text:s text:c="2"/>to <text:s text:c="2"/>2.42753e+06 <text:s text:c="4"/>tries: <text:s text:c="2"/>1 in <text:s text:c="5"/>2ms. <text:s text:c="2"/>Got <text:s text:c="2"/>7 (%) better.</text:p>
      <text:p text:style-name="P10">5: From <text:s/>2.61842e+06 <text:s text:c="2"/>to <text:s text:c="2"/>1.98234e+06 <text:s text:c="4"/>tries: <text:s text:c="2"/>2 in <text:s text:c="5"/>1ms. <text:s text:c="2"/>Got <text:s/>24 (%) better.</text:p>
      <text:p text:style-name="P10">6: From <text:s/>2.81169e+06 <text:s text:c="2"/>to <text:s text:c="2"/>2.48253e+06 <text:s text:c="4"/>tries: <text:s text:c="2"/>1 in <text:s text:c="5"/>1ms. <text:s text:c="2"/>Got <text:s/>11 (%) better.</text:p>
      <text:p text:style-name="P10">7: From <text:s/>2.76656e+06 <text:s text:c="2"/>to <text:s text:c="2"/>2.51735e+06 <text:s text:c="4"/>tries: <text:s text:c="2"/>0 in <text:s text:c="5"/>0ms. <text:s text:c="2"/>Got <text:s text:c="2"/>9 (%) better.</text:p>
      <text:p text:style-name="P10">8: From <text:s/>2.75366e+06 <text:s text:c="2"/>to <text:s text:c="2"/>2.45248e+06 <text:s text:c="4"/>tries: <text:s text:c="2"/>2 in <text:s text:c="5"/>1ms. <text:s text:c="2"/>Got <text:s/>10 (%) better.</text:p>
      <text:p text:style-name="P10">9: From <text:s/>2.57858e+06 <text:s text:c="2"/>to <text:s text:c="2"/>2.33169e+06 <text:s text:c="4"/>tries: <text:s text:c="2"/>4 in <text:s text:c="5"/>3ms. <text:s text:c="2"/>Got <text:s text:c="2"/>9 (%) better.</text:p>
      <text:p text:style-name="P10"/>
      <text:p text:style-name="P10"/>
      <text:p text:style-name="P10">0: From <text:s/>2.58981e+06 <text:s text:c="2"/>to <text:s text:c="2"/>2.36452e+06 <text:s text:c="4"/>tries: <text:s text:c="2"/>1 in <text:s text:c="5"/>1ms. <text:s text:c="2"/>Got <text:s text:c="2"/>8 (%) better.</text:p>
      <text:p text:style-name="P10">1: From <text:s/>2.36546e+06 <text:s text:c="2"/>to <text:s text:c="2"/>2.13234e+06 <text:s text:c="4"/>tries: <text:s/>10 in <text:s text:c="5"/>7ms. <text:s text:c="2"/>Got <text:s text:c="2"/>9 (%) better.</text:p>
      <text:p text:style-name="P10">2: From <text:s/>2.66002e+06 <text:s text:c="2"/>to <text:s text:c="2"/>2.34788e+06 <text:s text:c="4"/>tries: <text:s text:c="2"/>1 in <text:s text:c="5"/>1ms. <text:s text:c="2"/>Got <text:s/>11 (%) better.</text:p>
      <text:p text:style-name="P10">3: From <text:s text:c="2"/>2.5052e+06 <text:s text:c="2"/>to <text:s text:c="2"/>2.17607e+06 <text:s text:c="4"/>tries: <text:s text:c="2"/>1 in <text:s text:c="5"/>1ms. <text:s text:c="2"/>Got <text:s/>13 (%) better.</text:p>
      <text:p text:style-name="P10">4: From <text:s/>2.48786e+06 <text:s text:c="2"/>to <text:s text:c="2"/>2.30635e+06 <text:s text:c="4"/>tries: <text:s text:c="2"/>2 in <text:s text:c="5"/>1ms. <text:s text:c="2"/>Got <text:s text:c="2"/>7 (%) better.</text:p>
      <text:p text:style-name="P10">5: From <text:s/>2.59876e+06 <text:s text:c="2"/>to <text:s text:c="2"/>2.24382e+06 <text:s text:c="4"/>tries: <text:s text:c="2"/>1 in <text:s text:c="5"/>1ms. <text:s text:c="2"/>Got <text:s/>13 (%) better.</text:p>
      <text:p text:style-name="P10">6: From <text:s/>2.57105e+06 <text:s text:c="2"/>to <text:s text:c="2"/>2.35271e+06 <text:s text:c="4"/>tries: <text:s text:c="2"/>0 in <text:s text:c="5"/>0ms. <text:s text:c="2"/>Got <text:s text:c="2"/>8 (%) better.</text:p>
      <text:p text:style-name="P10">7: From <text:s/>2.43532e+06 <text:s text:c="2"/>to <text:s text:c="2"/>2.19709e+06 <text:s text:c="4"/>tries: <text:s text:c="2"/>1 in <text:s text:c="5"/>1ms. <text:s text:c="2"/>Got <text:s text:c="2"/>9 (%) better.</text:p>
      <text:p text:style-name="P10">8: From <text:s/>2.63746e+06 <text:s text:c="2"/>to <text:s text:c="2"/>2.32821e+06 <text:s text:c="4"/>tries: <text:s text:c="2"/>3 in <text:s text:c="5"/>2ms. <text:s text:c="2"/>Got <text:s/>11 (%) better.</text:p>
      <text:p text:style-name="P10">9: From <text:s text:c="2"/>2.6329e+06 <text:s text:c="2"/>to <text:s text:c="2"/>2.37689e+06 <text:s text:c="4"/>tries: <text:s text:c="2"/>1 in <text:s text:c="5"/>1ms. <text:s text:c="2"/>Got <text:s text:c="2"/>9 (%) better.</text:p>
      <text:p text:style-name="P10"/>
      <text:p text:style-name="P10"/>
      <text:p text:style-name="P10">0: From <text:s/>3.51375e+06 <text:s text:c="2"/>to <text:s text:c="2"/>3.13033e+06 <text:s text:c="4"/>tries: <text:s text:c="2"/>6 in <text:s text:c="5"/>4ms. <text:s text:c="2"/>Got <text:s/>10 (%) better.</text:p>
      <text:p text:style-name="P10">1: From <text:s/>3.31472e+06 <text:s text:c="2"/>to <text:s text:c="2"/>3.07649e+06 <text:s text:c="4"/>tries: <text:s text:c="2"/>1 in <text:s text:c="5"/>1ms. <text:s text:c="2"/>Got <text:s text:c="2"/>7 (%) better.</text:p>
      <text:p text:style-name="P10">2: From <text:s/>3.15811e+06 <text:s text:c="2"/>to <text:s text:c="2"/>2.48431e+06 <text:s text:c="4"/>tries: <text:s text:c="2"/>3 in <text:s text:c="5"/>2ms. <text:s text:c="2"/>Got <text:s/>21 (%) better.</text:p>
      <text:p text:style-name="P10">3: From <text:s/>3.28514e+06 <text:s text:c="2"/>to <text:s text:c="2"/>2.91475e+06 <text:s text:c="4"/>tries: <text:s text:c="2"/>2 in <text:s text:c="5"/>2ms. <text:s text:c="2"/>Got <text:s/>11 (%) better.</text:p>
      <text:p text:style-name="P10">4: From <text:s/>3.36872e+06 <text:s text:c="2"/>to <text:s text:c="2"/>2.91324e+06 <text:s text:c="4"/>tries: <text:s/>38 in <text:s text:c="4"/>26ms. <text:s text:c="2"/>Got <text:s/>13 (%) better.</text:p>
      <text:p text:style-name="P10">5: From <text:s/>3.10383e+06 <text:s text:c="2"/>to <text:s text:c="2"/>2.73552e+06 <text:s text:c="4"/>tries: <text:s text:c="2"/>4 in <text:s text:c="5"/>3ms. <text:s text:c="2"/>Got <text:s/>11 (%) better.</text:p>
      <text:p text:style-name="P10">6: From <text:s/>3.10144e+06 <text:s text:c="2"/>to <text:s text:c="2"/>2.47106e+06 <text:s text:c="4"/>tries: <text:s/>14 in <text:s text:c="5"/>9ms. <text:s text:c="2"/>Got <text:s/>20 (%) better.</text:p>
      <text:p text:style-name="P10">7: From <text:s/>3.14489e+06 <text:s text:c="2"/>to <text:s text:c="2"/>2.87187e+06 <text:s text:c="4"/>tries: <text:s text:c="2"/>0 in <text:s text:c="5"/>0ms. <text:s text:c="2"/>Got <text:s text:c="2"/>8 (%) better.</text:p>
      <text:p text:style-name="P10">8: From <text:s/>3.07133e+06 <text:s text:c="2"/>to <text:s text:c="3"/>2.7493e+06 <text:s text:c="4"/>tries: <text:s/>16 in <text:s text:c="4"/>11ms. <text:s text:c="2"/>Got <text:s/>10 (%) better.</text:p>
      <text:p text:style-name="P10">9: From <text:s/>3.03113e+06 <text:s text:c="2"/>to <text:s text:c="2"/>2.66058e+06 <text:s text:c="4"/>tries: <text:s text:c="2"/>1 in <text:s text:c="5"/>1ms. <text:s text:c="2"/>Got <text:s/>12 (%) better.</text:p>
      <text:p text:style-name="P10"/>
      <text:p text:style-name="P10"/>
      <text:p text:style-name="P10">0: From <text:s/>3.06436e+06 <text:s text:c="2"/>to <text:s text:c="2"/>2.76566e+06 <text:s text:c="4"/>tries: <text:s text:c="2"/>8 in <text:s text:c="5"/>5ms. <text:s text:c="2"/>Got <text:s text:c="2"/>9 (%) better.</text:p>
      <text:p text:style-name="P10">1: From <text:s/>2.89487e+06 <text:s text:c="2"/>to <text:s text:c="2"/>2.69346e+06 <text:s text:c="4"/>tries: <text:s text:c="2"/>3 in <text:s text:c="5"/>2ms. <text:s text:c="2"/>Got <text:s text:c="2"/>6 (%) better.</text:p>
      <text:p text:style-name="P10">2: From <text:s/>2.85381e+06 <text:s text:c="2"/>to <text:s text:c="2"/>2.53915e+06 <text:s text:c="4"/>tries: <text:s text:c="2"/>5 in <text:s text:c="5"/>4ms. <text:s text:c="2"/>Got <text:s/>11 (%) better.</text:p>
      <text:p text:style-name="P10">3: From <text:s/>2.95503e+06 <text:s text:c="2"/>to <text:s text:c="2"/>2.59557e+06 <text:s text:c="4"/>tries: <text:s text:c="2"/>2 in <text:s text:c="5"/>1ms. <text:s text:c="2"/>Got <text:s/>12 (%) better.</text:p>
      <text:p text:style-name="P10">4: From <text:s/>2.80901e+06 <text:s text:c="2"/>to <text:s text:c="2"/>2.37538e+06 <text:s text:c="4"/>tries: <text:s text:c="2"/>2 in <text:s text:c="5"/>1ms. <text:s text:c="2"/>Got <text:s/>15 (%) better.</text:p>
      <text:p text:style-name="P10">5: From <text:s text:c="2"/>3.0103e+06 <text:s text:c="2"/>to <text:s text:c="2"/>2.68803e+06 <text:s text:c="4"/>tries: <text:s text:c="2"/>1 in <text:s text:c="5"/>1ms. <text:s text:c="2"/>Got <text:s/>10 (%) better.</text:p>
      <text:p text:style-name="P10">6: From <text:s/>2.86384e+06 <text:s text:c="2"/>to <text:s text:c="2"/>2.64703e+06 <text:s text:c="4"/>tries: <text:s text:c="2"/>1 in <text:s text:c="5"/>1ms. <text:s text:c="2"/>Got <text:s text:c="2"/>7 (%) better.</text:p>
      <text:p text:style-name="P10">7: From <text:s/>2.83844e+06 <text:s text:c="2"/>to <text:s text:c="2"/>2.53981e+06 <text:s text:c="4"/>tries: <text:s text:c="2"/>4 in <text:s text:c="5"/>3ms. <text:s text:c="2"/>Got <text:s/>10 (%) better.</text:p>
      <text:p text:style-name="P10">8: From <text:s/>2.93505e+06 <text:s text:c="2"/>to <text:s text:c="3"/>2.3925e+06 <text:s text:c="4"/>tries: <text:s/>19 in <text:s text:c="4"/>13ms. <text:s text:c="2"/>Got <text:s/>18 (%) better.</text:p>
      <text:p text:style-name="P10">9: From <text:s/>2.81659e+06 <text:s text:c="2"/>to <text:s text:c="2"/>2.46258e+06 <text:s text:c="4"/>tries: <text:s text:c="2"/>7 in <text:s text:c="5"/>5ms. <text:s text:c="2"/>Got <text:s/>12 (%) better.</text:p>
      <text:p text:style-name="P10"/>
      <text:p text:style-name="P10"/>
      <text:p text:style-name="P10">0: From <text:s/>2.98834e+06 <text:s text:c="2"/>to <text:s text:c="2"/>2.61839e+06 <text:s text:c="4"/>tries: <text:s text:c="2"/>0 in <text:s text:c="5"/>0ms. <text:s text:c="2"/>Got <text:s/>12 (%) better.</text:p>
      <text:p text:style-name="P10">1: From <text:s/>3.07024e+06 <text:s text:c="2"/>to <text:s text:c="2"/>2.66291e+06 <text:s text:c="4"/>tries: <text:s text:c="2"/>1 in <text:s text:c="5"/>1ms. <text:s text:c="2"/>Got <text:s/>13 (%) better.</text:p>
      <text:p text:style-name="P10">2: From <text:s/>2.90852e+06 <text:s text:c="2"/>to <text:s text:c="2"/>2.55828e+06 <text:s text:c="4"/>tries: <text:s text:c="2"/>4 in <text:s text:c="5"/>3ms. <text:s text:c="2"/>Got <text:s/>12 (%) better.</text:p>
      <text:p text:style-name="P10">3: From <text:s/>2.94626e+06 <text:s text:c="2"/>to <text:s text:c="2"/>2.69316e+06 <text:s text:c="4"/>tries: <text:s text:c="2"/>0 in <text:s text:c="5"/>0ms. <text:s text:c="2"/>Got <text:s text:c="2"/>8 (%) better.</text:p>
      <text:p text:style-name="P10">4: From <text:s/>2.84146e+06 <text:s text:c="2"/>to <text:s text:c="2"/>2.39469e+06 <text:s text:c="4"/>tries: <text:s text:c="2"/>0 in <text:s text:c="5"/>0ms. <text:s text:c="2"/>Got <text:s/>15 (%) better.</text:p>
      <text:p text:style-name="P10">5: From <text:s/>3.06773e+06 <text:s text:c="2"/>to <text:s text:c="2"/>2.62017e+06 <text:s text:c="4"/>tries: <text:s text:c="2"/>0 in <text:s text:c="5"/>0ms. <text:s text:c="2"/>Got <text:s/>14 (%) better.</text:p>
      <text:p text:style-name="P10">6: From <text:s/>3.11229e+06 <text:s text:c="2"/>to <text:s text:c="2"/>2.76437e+06 <text:s text:c="4"/>tries: <text:s text:c="2"/>0 in <text:s text:c="5"/>0ms. <text:s text:c="2"/>Got <text:s/>11 (%) better.</text:p>
      <text:p text:style-name="P10">7: From <text:s/>2.98908e+06 <text:s text:c="2"/>to <text:s text:c="2"/>2.72388e+06 <text:s text:c="4"/>tries: <text:s text:c="2"/>0 in <text:s text:c="5"/>0ms. <text:s text:c="2"/>Got <text:s text:c="2"/>8 (%) better.</text:p>
      <text:p text:style-name="P10">8: From <text:s/>3.11579e+06 <text:s text:c="2"/>to <text:s text:c="2"/>2.71012e+06 <text:s text:c="4"/>tries: <text:s text:c="2"/>2 in <text:s text:c="5"/>1ms. <text:s text:c="2"/>Got <text:s/>13 (%) better.</text:p>
      <text:p text:style-name="P10">9: From <text:s/>3.13809e+06 <text:s text:c="2"/>to <text:s text:c="2"/>2.78869e+06 <text:s text:c="4"/>tries: <text:s text:c="2"/>3 in <text:s text:c="5"/>2ms. <text:s text:c="2"/>Got <text:s/>11 (%) better.</text:p>
      <text:p text:style-name="P15"><text:span text:style-name="T4"/></text:p>
      <text:p text:style-name="P9"><text:span text:style-name="T12">Conclusion</text:span><text:span text:style-name="T13">s</text:span><text:span text:style-name="T9">: </text:span><text:span text:style-name="T10">IG a</text:span><text:span text:style-name="T14">lso executed </text:span><text:span text:style-name="T16">these </text:span><text:span text:style-name="T17">instances</text:span><text:span text:style-name="T16"> </text:span><text:span text:style-name="T14">with </text:span><text:span text:style-name="T17">a </text:span><text:span text:style-name="T14">few </text:span><text:span text:style-name="T17">number of </text:span><text:span text:style-name="T14">tries, in a good exec</text:span><text:span text:style-name="T17">ution</text:span><text:span text:style-name="T14"> time with considerable improvements </text:span><text:span text:style-name="T16">(max. 24%, min 6%)</text:span><text:span text:style-name="T14">.</text:span></text:p>
      <text:p text:style-name="P4"/>
      <text:p text:style-name="P4"/>
      <text:p text:style-name="P4"/>
      <text:p text:style-name="P4"/>
      <text:p text:style-name="P5"><text:soft-page-break/><text:span text:style-name="T4"/></text:p>
      <text:p text:style-name="P5"><text:span text:style-name="T4">First five instances of 200 Jobs</text:span></text:p>
      <text:p text:style-name="P6"><text:span text:style-name="T4"/></text:p>
      <text:p text:style-name="P6"><text:span text:style-name="T4"/></text:p>
      <text:p text:style-name="P11">0: From <text:s/>9.42491e+06 <text:s text:c="2"/>to <text:s text:c="3"/>7.7671e+06 <text:s text:c="4"/>tries: <text:s/>18 in <text:s text:c="4"/>98ms. <text:s text:c="2"/><text:tab/>Got <text:s/>17 (%) better.</text:p>
      <text:p text:style-name="P11">1: From <text:s text:c="2"/>9.1631e+06 <text:s text:c="2"/>to <text:s text:c="2"/>8.36241e+06 <text:s text:c="4"/>tries: <text:s text:c="2"/>0 in <text:s text:c="5"/>4ms. <text:s text:c="2"/><text:tab/>Got <text:s text:c="2"/>8 (%) better.</text:p>
      <text:p text:style-name="P11">2: From <text:s/>9.64882e+06 <text:s text:c="2"/>to <text:s text:c="3"/>8.1719e+06 <text:s text:c="4"/>tries: <text:s text:c="2"/>2 in <text:s text:c="4"/>15ms. <text:s text:c="2"/><text:tab/>Got <text:s/>15 (%) better.</text:p>
      <text:p text:style-name="P11">3: From <text:s text:c="2"/>8.9609e+06 <text:s text:c="2"/>to <text:s text:c="2"/>7.80967e+06 <text:s text:c="4"/>tries: <text:s text:c="2"/>4 in <text:s text:c="4"/>25ms. <text:s text:c="2"/><text:tab/>Got <text:s/>12 (%) better.</text:p>
      <text:p text:style-name="P11">4: From <text:s/>9.32195e+06 <text:s text:c="2"/>to <text:s text:c="2"/>7.56652e+06 <text:s text:c="4"/>tries: <text:s text:c="2"/>9 in <text:s text:c="4"/>49ms. <text:s text:c="2"/><text:tab/>Got <text:s/>18 (%) better.</text:p>
      <text:p text:style-name="P11">5: From <text:s/>9.10525e+06 <text:s text:c="2"/>to <text:s text:c="2"/>8.21131e+06 <text:s text:c="4"/>tries: <text:s text:c="2"/>3 in <text:s text:c="4"/>20ms. <text:s text:c="2"/><text:tab/>Got <text:s text:c="2"/>9 (%) better.</text:p>
      <text:p text:style-name="P11">6: From <text:s/>8.92651e+06 <text:s text:c="2"/>to <text:s text:c="2"/>7.10922e+06 <text:s text:c="4"/>tries: 341 in <text:s text:c="2"/>1698ms. <text:s text:c="3"/>Got <text:s/>20 (%) better.</text:p>
      <text:p text:style-name="P11">7: From <text:s text:c="2"/>9.1088e+06 <text:s text:c="2"/>to <text:s text:c="2"/>8.14567e+06 <text:s text:c="4"/>tries: <text:s text:c="2"/>4 in <text:s text:c="4"/>25ms. <text:s text:c="2"/><text:tab/>Got <text:s/>10 (%) better.</text:p>
      <text:p text:style-name="P11">8: From <text:s/>8.88307e+06 <text:s text:c="2"/>to <text:s text:c="2"/>7.43073e+06 <text:s text:c="4"/>tries: <text:s/>22 in <text:s text:c="3"/>113ms. <text:tab/>Got <text:s/>16 (%) better.</text:p>
      <text:p text:style-name="P11">9: From <text:s/>9.27737e+06 <text:s text:c="2"/>to <text:s text:c="2"/>8.23361e+06 <text:s text:c="4"/>tries: <text:s text:c="2"/>0 in <text:s text:c="5"/>5ms. <text:s text:c="2"/><text:tab/>Got <text:s/>11 (%) better.</text:p>
      <text:p text:style-name="P11"/>
      <text:p text:style-name="P11"/>
      <text:p text:style-name="P11">0: From <text:s/>9.19315e+06 <text:s text:c="2"/>to <text:s text:c="2"/>8.13154e+06 <text:s text:c="4"/>tries: <text:s text:c="2"/>0 in <text:s text:c="5"/>4ms. <text:s text:c="2"/><text:tab/>Got <text:s/>11 (%) better.</text:p>
      <text:p text:style-name="P11">1: From <text:s/>9.03182e+06 <text:s text:c="2"/>to <text:s text:c="2"/>7.81425e+06 <text:s text:c="4"/>tries: <text:s text:c="2"/>2 in <text:s text:c="4"/>14ms. <text:s text:c="2"/><text:tab/>Got <text:s/>13 (%) better.</text:p>
      <text:p text:style-name="P11">2: From <text:s/>8.77825e+06 <text:s text:c="2"/>to <text:s text:c="2"/>7.82719e+06 <text:s text:c="4"/>tries: <text:s text:c="2"/>1 in <text:s text:c="4"/>10ms. <text:s text:c="2"/><text:tab/>Got <text:s/>10 (%) better.</text:p>
      <text:p text:style-name="P11">3: From <text:s/>8.95031e+06 <text:s text:c="2"/>to <text:s text:c="2"/>8.11984e+06 <text:s text:c="4"/>tries: <text:s text:c="2"/>1 in <text:s text:c="4"/>10ms. <text:s text:c="2"/><text:tab/>Got <text:s text:c="2"/>9 (%) better.</text:p>
      <text:p text:style-name="P11">4: From <text:s text:c="3"/>9.176e+06 <text:s text:c="2"/>to <text:s text:c="2"/>8.10734e+06 <text:s text:c="4"/>tries: <text:s/>13 in <text:s text:c="4"/>69ms. <text:s text:c="2"/><text:tab/>Got <text:s/>11 (%) better.</text:p>
      <text:p text:style-name="P11">5: From <text:s/>8.89025e+06 <text:s text:c="2"/>to <text:s text:c="2"/>8.13922e+06 <text:s text:c="4"/>tries: <text:s text:c="2"/>2 in <text:s text:c="4"/>15ms. <text:s text:c="2"/><text:tab/>Got <text:s text:c="2"/>8 (%) better.</text:p>
      <text:p text:style-name="P11">6: From <text:s/>8.96709e+06 <text:s text:c="2"/>to <text:s text:c="2"/>7.90018e+06 <text:s text:c="4"/>tries: <text:s/>11 in <text:s text:c="4"/>59ms. <text:s/><text:tab/> Got <text:s/>11 (%) better.</text:p>
      <text:p text:style-name="P11">7: From <text:s/>9.42779e+06 <text:s text:c="2"/>to <text:s text:c="2"/>8.00084e+06 <text:s text:c="4"/>tries: <text:s/>38 in <text:s text:c="3"/>192ms. <text:tab/> <text:s/>Got <text:s/>15 (%) better.</text:p>
      <text:p text:style-name="P11">8: From <text:s/>8.84462e+06 <text:s text:c="2"/>to <text:s text:c="2"/>7.69652e+06 <text:s text:c="4"/>tries: <text:s text:c="2"/>0 in <text:s text:c="5"/>5ms. <text:s text:c="2"/><text:tab/>Got <text:s/>12 (%) better.</text:p>
      <text:p text:style-name="P11">9: From <text:s/>9.33569e+06 <text:s text:c="2"/>to <text:s text:c="2"/>8.46021e+06 <text:s text:c="4"/>tries: <text:s text:c="2"/>3 in <text:s text:c="4"/>20ms. <text:s text:c="2"/><text:tab/>Got <text:s text:c="2"/>9 (%) better.</text:p>
      <text:p text:style-name="P11"/>
      <text:p text:style-name="P11"/>
      <text:p text:style-name="P11">0: From <text:s/>9.44082e+06 <text:s text:c="2"/>to <text:s text:c="2"/>8.00134e+06 <text:s text:c="4"/>tries: <text:s/>38 in <text:s text:c="3"/>193ms. <text:s text:c="2"/><text:tab/>Got <text:s/>15 (%) better.</text:p>
      <text:p text:style-name="P11">1: From <text:s/>9.38178e+06 <text:s text:c="2"/>to <text:s text:c="2"/>8.10361e+06 <text:s text:c="4"/>tries: <text:s/>64 in <text:s text:c="3"/>320ms. <text:s text:c="2"/><text:tab/>Got <text:s/>13 (%) better.</text:p>
      <text:p text:style-name="P11">2: From <text:s/>9.26321e+06 <text:s text:c="2"/>to <text:s text:c="3"/>8.2756e+06 <text:s text:c="4"/>tries: <text:s/>40 in <text:s text:c="3"/>202ms. <text:s text:c="2"/><text:tab/>Got <text:s/>10 (%) better.</text:p>
      <text:p text:style-name="P11">3: From <text:s/>9.25578e+06 <text:s text:c="2"/>to <text:s text:c="3"/>7.9119e+06 <text:s text:c="4"/>tries: <text:s/>12 in <text:s text:c="4"/>65ms. <text:s text:c="2"/><text:tab/>Got <text:s/>14 (%) better.</text:p>
      <text:p text:style-name="P11">4: From <text:s/>8.61804e+06 <text:s text:c="2"/>to <text:s text:c="2"/>7.60252e+06 <text:s text:c="4"/>tries: <text:s text:c="2"/>1 in <text:s text:c="4"/>10ms. <text:s text:c="2"/><text:tab/>Got <text:s/>11 (%) better.</text:p>
      <text:p text:style-name="P11">5: From <text:s text:c="2"/>9.0759e+06 <text:s text:c="2"/>to <text:s text:c="2"/>8.16517e+06 <text:s text:c="4"/>tries: <text:s text:c="2"/>3 in <text:s text:c="4"/>20ms. <text:s text:c="2"/><text:tab/>Got <text:s/>10 (%) better.</text:p>
      <text:p text:style-name="P11">6: From <text:s text:c="2"/>9.6548e+06 <text:s text:c="2"/>to <text:s text:c="2"/>7.51193e+06 <text:s text:c="4"/>tries: <text:s/>58 in <text:s text:c="3"/>291ms. <text:s/><text:tab/>Got <text:s/>22 (%) better.</text:p>
      <text:p text:style-name="P11">7: From <text:s/>9.06812e+06 <text:s text:c="2"/>to <text:s text:c="2"/>8.29459e+06 <text:s text:c="4"/>tries: <text:s text:c="2"/>0 in <text:s text:c="5"/>4ms. <text:s text:c="2"/><text:tab/>Got <text:s text:c="2"/>8 (%) better.</text:p>
      <text:p text:style-name="P11">8: From <text:s/>9.47282e+06 <text:s text:c="2"/>to <text:s text:c="2"/>8.01517e+06 <text:s text:c="4"/>tries: <text:s/>32 in <text:s text:c="3"/>164ms. <text:tab/>Got <text:s/>15 (%) better.</text:p>
      <text:p text:style-name="P11">9: From <text:s/>9.42596e+06 <text:s text:c="2"/>to <text:s text:c="2"/>8.13685e+06 <text:s text:c="4"/>tries: <text:s text:c="2"/>7 in <text:s text:c="4"/>41ms. <text:s text:c="2"/><text:tab/>Got <text:s/>13 (%) better.</text:p>
      <text:p text:style-name="P11"/>
      <text:p text:style-name="P11"/>
      <text:p text:style-name="P11">0: From <text:s/>9.79419e+06 <text:s text:c="2"/>to <text:s text:c="2"/>8.66837e+06 <text:s text:c="4"/>tries: <text:s text:c="2"/>0 in <text:s text:c="5"/>5ms. <text:s text:c="2"/><text:tab/>Got <text:s/>11 (%) better.</text:p>
      <text:p text:style-name="P11">1: From <text:s/>9.75854e+06 <text:s text:c="2"/>to <text:s text:c="2"/>8.83828e+06 <text:s text:c="4"/>tries: <text:s text:c="2"/>4 in <text:s text:c="4"/>25ms. <text:s/><text:tab/>Got <text:s text:c="2"/>9 (%) better.</text:p>
      <text:p text:style-name="P11">2: From <text:s/>9.85333e+06 <text:s text:c="2"/>to <text:s text:c="2"/>8.82247e+06 <text:s text:c="4"/>tries: <text:s/>46 in <text:s text:c="3"/>232ms. <text:s text:c="2"/><text:tab/>Got <text:s/>10 (%) better.</text:p>
      <text:p text:style-name="P11">3: From <text:s/>9.78719e+06 <text:s text:c="2"/>to <text:s text:c="2"/>8.75801e+06 <text:s text:c="4"/>tries: <text:s text:c="2"/>0 in <text:s text:c="5"/>4ms. <text:s text:c="2"/><text:tab/>Got <text:s/>10 (%) better.</text:p>
      <text:p text:style-name="P11">4: From <text:s/>9.60928e+06 <text:s text:c="2"/>to <text:s text:c="2"/>7.90882e+06 <text:s text:c="4"/>tries: <text:s/>25 in <text:s text:c="3"/>129ms. <text:s text:c="2"/><text:tab/>Got <text:s/>17 (%) better.</text:p>
      <text:p text:style-name="P11">5: From <text:s/>9.45351e+06 <text:s text:c="2"/>to <text:s text:c="2"/>8.47246e+06 <text:s text:c="4"/>tries: <text:s text:c="2"/>3 in <text:s text:c="4"/>20ms. <text:s text:c="2"/><text:tab/>Got <text:s/>10 (%) better.</text:p>
      <text:p text:style-name="P11">6: From <text:s/>9.40589e+06 <text:s text:c="2"/>to <text:s text:c="2"/>8.57366e+06 <text:s text:c="4"/>tries: <text:s/>11 in <text:s text:c="4"/>59ms. <text:s text:c="2"/><text:tab/>Got <text:s text:c="2"/>8 (%) better.</text:p>
      <text:p text:style-name="P11">7: From <text:s/>9.44095e+06 <text:s text:c="2"/>to <text:s text:c="2"/>8.37855e+06 <text:s text:c="4"/>tries: <text:s text:c="2"/>5 in <text:s text:c="4"/>30ms. <text:s text:c="2"/><text:tab/>Got <text:s/>11 (%) better.</text:p>
      <text:p text:style-name="P11">8: From <text:s text:c="2"/>9.7063e+06 <text:s text:c="2"/>to <text:s text:c="2"/>8.77036e+06 <text:s text:c="4"/>tries: <text:s text:c="2"/>0 in <text:s text:c="5"/>4ms. <text:s text:c="2"/><text:tab/>Got <text:s text:c="2"/>9 (%) better.</text:p>
      <text:p text:style-name="P11">9: From <text:s/>9.99865e+06 <text:s text:c="2"/>to <text:s text:c="2"/>8.00657e+06 <text:s text:c="4"/>tries: <text:s/>10 in <text:s text:c="4"/>55ms. <text:s text:c="2"/><text:tab/>Got <text:s/>19 (%) better.</text:p>
      <text:p text:style-name="P11"/>
      <text:p text:style-name="P11"/>
      <text:p text:style-name="P11">0: From <text:s/>9.97437e+06 <text:s text:c="2"/>to <text:s text:c="2"/>8.99274e+06 <text:s text:c="4"/>tries: <text:s text:c="2"/>0 in <text:s text:c="5"/>5ms. <text:s text:c="2"/><text:tab/><text:span text:style-name="T2">G</text:span>ot <text:s text:c="2"/>9 (%) better.</text:p>
      <text:p text:style-name="P11">1: From <text:s/>9.52762e+06 <text:s text:c="2"/>to <text:s text:c="2"/>8.87028e+06 <text:s text:c="4"/>tries: <text:s text:c="2"/>4 in <text:s text:c="4"/>26ms. <text:s text:c="2"/><text:tab/>Got <text:s text:c="2"/>6 (%) better.</text:p>
      <text:p text:style-name="P11">2: From <text:s text:c="2"/>9.9063e+06 <text:s text:c="2"/>to <text:s text:c="2"/>8.37782e+06 <text:s text:c="4"/>tries: <text:s text:c="2"/>0 in <text:s text:c="5"/>4ms. <text:s text:c="2"/><text:tab/>Got <text:s/>15 (%) better.</text:p>
      <text:p text:style-name="P11">3: From <text:s/>1.02692e+07 <text:s text:c="2"/>to <text:s text:c="2"/>8.95994e+06 <text:s text:c="4"/>tries: <text:s text:c="2"/>1 in <text:s text:c="5"/>9ms. <text:s text:c="2"/><text:tab/>Got <text:s/>12 (%) better.</text:p>
      <text:p text:style-name="P11">4: From <text:s/>9.76867e+06 <text:s text:c="2"/>to <text:s text:c="2"/>8.63801e+06 <text:s text:c="4"/>tries: <text:s text:c="2"/>2 in <text:s text:c="4"/>15ms. <text:s text:c="2"/><text:tab/>Got <text:s/>11 (%) better.</text:p>
      <text:p text:style-name="P11">5: From <text:s/>9.85453e+06 <text:s text:c="2"/>to <text:s text:c="2"/>8.77332e+06 <text:s text:c="4"/>tries: <text:s text:c="2"/>0 in <text:s text:c="5"/>4ms. <text:s text:c="2"/><text:tab/>Got <text:s/>10 (%) better.</text:p>
      <text:p text:style-name="P11">6: From <text:s/>9.76898e+06 <text:s text:c="2"/>to <text:s text:c="2"/>8.20707e+06 <text:s text:c="4"/>tries: <text:s text:c="2"/>1 in <text:s text:c="4"/>10ms. <text:s text:c="2"/><text:tab/>Got <text:s/>15 (%) better.</text:p>
      <text:p text:style-name="P11">7: From <text:s text:c="2"/>9.8217e+06 <text:s text:c="2"/>to <text:s text:c="2"/>8.91557e+06 <text:s text:c="4"/>tries: <text:s text:c="2"/>1 in <text:s text:c="5"/>9ms. <text:s text:c="2"/><text:tab/>Got <text:s text:c="2"/>9 (%) better.</text:p>
      <text:p text:style-name="P11">8: From <text:s/>9.75734e+06 <text:s text:c="2"/>to <text:s text:c="2"/>8.82107e+06 <text:s text:c="4"/>tries: <text:s text:c="2"/>0 in <text:s text:c="5"/>5ms. <text:s text:c="2"/><text:tab/>Got <text:s text:c="2"/>9 (%) better.</text:p>
      <text:p text:style-name="P11">9: From <text:s text:c="2"/>9.6264e+06 <text:s text:c="2"/>to <text:s text:c="2"/>8.64958e+06 <text:s text:c="4"/>tries: <text:s text:c="2"/>7 in <text:s text:c="4"/>40ms. <text:s text:c="2"/><text:tab/>Got <text:s/>10 (%) better.</text:p>
      <text:p text:style-name="P11"/>
      <text:p text:style-name="P7"><text:span text:style-name="T5">Conclusions</text:span><text:span text:style-name="T3">: </text:span><text:span text:style-name="T9">Medium number of trie</text:span><text:span text:style-name="T10">s, with one outlier </text:span><text:span text:style-name="T11">of 341 tries</text:span><text:span text:style-name="T10">. M</text:span><text:span text:style-name="T9">edium exec. </text:span><text:span text:style-name="T10">t</text:span><text:span text:style-name="T9">ime </text:span><text:span text:style-name="T10">(when compared to 100 jobs instances) </text:span><text:span text:style-name="T9">and </text:span><text:span text:style-name="T10">very </text:span><text:span text:style-name="T9">good improv</text:span><text:span text:style-name="T10">ements (max. 22%, min 8%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22:16:20.494001495</meta:creation-date>
    <dc:date>2020-08-20T23:18:01.166465778</dc:date>
    <meta:editing-duration>PT8M9S</meta:editing-duration>
    <meta:editing-cycles>1</meta:editing-cycles>
    <meta:document-statistic meta:table-count="0" meta:image-count="0" meta:object-count="0" meta:page-count="3" meta:paragraph-count="159" meta:word-count="2093" meta:character-count="14217" meta:non-whitespace-character-count="8900"/>
    <meta:generator>LibreOffice/6.4.4.2$Linux_X86_64 LibreOffice_project/40$Build-2</meta:generator>
  </office:meta>
</office:document-meta>
</file>